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8.2pt"/>
    </style:style>
    <style:style style:name="co2" style:family="table-column">
      <style:table-column-properties fo:break-before="auto" style:column-width="241.4pt"/>
    </style:style>
    <style:style style:name="co3" style:family="table-column">
      <style:table-column-properties fo:break-before="auto" style:column-width="96.8pt"/>
    </style:style>
    <style:style style:name="co4" style:family="table-column">
      <style:table-column-properties fo:break-before="auto" style:column-width="56.1pt"/>
    </style:style>
    <style:style style:name="co5" style:family="table-column">
      <style:table-column-properties fo:break-before="auto" style:column-width="10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2.8pt"/>
    </style:style>
    <style:style style:name="co8" style:family="table-column">
      <style:table-column-properties fo:break-before="auto" style:column-width="141.7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16.56pt" fo:break-before="auto" style:use-optimal-row-height="fals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58.2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135.81pt" fo:break-before="auto" style:use-optimal-row-height="true"/>
    </style:style>
    <style:style style:name="ro14" style:family="table-row">
      <style:table-row-properties style:row-height="326.1pt" fo:break-before="auto" style:use-optimal-row-height="true"/>
    </style:style>
    <style:style style:name="ro15" style:family="table-row">
      <style:table-row-properties style:row-height="47.71pt" fo:break-before="auto" style:use-optimal-row-height="true"/>
    </style:style>
    <style:style style:name="ro16" style:family="table-row">
      <style:table-row-properties style:row-height="90.99pt" fo:break-before="auto" style:use-optimal-row-height="true"/>
    </style:style>
    <style:style style:name="ro17" style:family="table-row">
      <style:table-row-properties style:row-height="202.96pt" fo:break-before="auto" style:use-optimal-row-height="true"/>
    </style:style>
    <style:style style:name="ro18" style:family="table-row">
      <style:table-row-properties style:row-height="110.41pt" fo:break-before="auto" style:use-optimal-row-height="true"/>
    </style:style>
    <style:style style:name="ro19" style:family="table-row">
      <style:table-row-properties style:row-height="260.39pt" fo:break-before="auto" style:use-optimal-row-height="true"/>
    </style:style>
    <style:style style:name="ro20" style:family="table-row">
      <style:table-row-properties style:row-height="214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Explication</text:p>
          </table:table-cell>
          <table:table-cell table:style-name="Default" office:value-type="string" calcext:value-type="string">
            <text:p>Météo </text:p>
            <text:p>(comparaison avec https://www.infoclimat.fr/bulletins-speciaux-phenomenes-violents.html)</text:p>
          </table:table-cell>
          <table:table-cell table:style-name="Default" office:value-type="string" calcext:value-type="string">
            <text:p>Pont ? </text:p>
          </table:table-cell>
          <table:table-cell table:style-name="Default" office:value-type="string" calcext:value-type="string">
            <text:p>Rapport du CNES</text:p>
          </table:table-cell>
          <table:table-cell table:style-name="Default" office:value-type="string" calcext:value-type="string">
            <text:p>jour de la semaine </text:p>
          </table:table-cell>
          <table:table-cell office:value-type="string" calcext:value-type="string">
            <text:p>CVAE sans conditi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CVAE T°</text:p>
          </table:table-cell>
          <table:table-cell office:value-type="string" calcext:value-type="string">
            <text:p>CVAE jour de la semaine</text:p>
          </table:table-cell>
          <table:table-cell office:value-type="string" calcext:value-type="string">
            <text:p>CVAE T° et jour de la semaine </text:p>
          </table:table-cell>
        </table:table-row>
        <table:table-row table:style-name="ro2">
          <table:table-cell office:value-type="string" calcext:value-type="string">
            <text:p>14/01/2013</text:p>
          </table:table-cell>
          <table:table-cell office:value-type="string" calcext:value-type="string">
            <text:p>Alerte pluie innondation et risque d’avalanche</text:p>
            <text:p/>
            <text:p>https://www.20minutes.fr/societe/1079787-20130114-neige-tombe-ile-de-france-37-departements-alerte </text:p>
            <text:p><text:a xlink:href="https://www.20minutes.fr/france/1080319-20130115-intemperies-fin-vigilance-orange-neige-verglas-circulation-difficile-alpes" xlink:type="simple">https://www.20minutes.fr/france/1080319-20130115-intemperies-fin-vigilance-orange-neige-verglas-circulation-difficile-alpes</text:a></text:p>
          </table:table-cell>
          <table:table-cell office:value-type="string" calcext:value-type="string">
            <text:p>épisode hivernal perturbé (13/01 au 26/01)</text:p>
          </table:table-cell>
          <table:table-cell office:value-type="string" calcext:value-type="string">
            <text:p>non</text:p>
          </table:table-cell>
          <table:table-cell table:style-name="ce2" office:value-type="string" calcext:value-type="string">
            <text:p>RAS</text:p>
          </table:table-cell>
          <table:table-cell office:value-type="string" calcext:value-type="string">
            <text:p>lund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8/01/2013</text:p>
          </table:table-cell>
          <table:table-cell office:value-type="string" calcext:value-type="string">
            <text:p>Extrême froid </text:p>
            <text:p/>
            <text:p>https://www.20minutes.fr/lyon/1082437-20130118-froid-verglas-neige-week-end</text:p>
          </table:table-cell>
          <table:table-cell office:value-type="string" calcext:value-type="string">
            <text:p>épisode hivernal perturbé (13/01 au 26/01)</text:p>
          </table:table-cell>
          <table:table-cell/>
          <table:table-cell office:value-type="string" calcext:value-type="string">
            <text:p>la difference entre le realisation et le J-1 s'explique par des écarts météo importants , nous avons atteint en finde matinée un écart de température de -1,5° et un écart de nebulosité +1.5 octas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25/02/2013</text:p>
          </table:table-cell>
          <table:table-cell office:value-type="string" calcext:value-type="string">
            <text:p>Alerte orange </text:p>
            <text:p/>
            <text:p><text:a xlink:href="https://www.20minutes.fr/societe/1107607-20130225-neige-verglas-quinze-departements-dont-ile-france-alerte-orange" xlink:type="simple">https://www.20minutes.fr/societe/1107607-20130225-neige-verglas-quinze-departements-dont-ile-france-alerte-orange</text:a></text:p>
          </table:table-cell>
          <table:table-cell office:value-type="string" calcext:value-type="string">
            <text:p>Episode neigeux étendu </text:p>
          </table:table-cell>
          <table:table-cell/>
          <table:table-cell office:value-type="string" calcext:value-type="string">
            <text:p>Prévision globalement conforme à la réalisation hormis sur la montée de charge du matin où la consommation avait une forme atypique.</text:p>
          </table:table-cell>
          <table:table-cell office:value-type="string" calcext:value-type="string">
            <text:p>lun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table:style-name="ce1" office:value-type="date" office:date-value="2013-11-03" calcext:value-type="date">
            <text:p>11/03/13</text:p>
          </table:table-cell>
          <table:table-cell office:value-type="string" calcext:value-type="string">
            <text:p>Alerte neige et verglas </text:p>
            <text:p/>
            <text:p><text:a xlink:href="https://www.20minutes.fr/societe/1115983-20130311-20130311-neige-verglas-quatre-nouveaux-departements-alerte-14-tout" xlink:type="simple">https://www.20minutes.fr/societe/1115983-20130311-20130311-neige-verglas-quatre-nouveaux-departements-alerte-14-tout</text:a></text:p>
          </table:table-cell>
          <table:table-cell office:value-type="string" calcext:value-type="string">
            <text:p>Tempête de neige, coup de froid</text:p>
          </table:table-cell>
          <table:table-cell table:style-name="Default"/>
          <table:table-cell office:value-type="string" calcext:value-type="string">
            <text:p>Episode neigeux attendu sur une large partie Nord-Ouest (vigilance "orange" Météo France sur 10départements).Neige sur Normandie Paris ayant occasionné plusieurs déclenchements en 90 kV et 63 kV</text:p>
          </table:table-cell>
          <table:table-cell office:value-type="string" calcext:value-type="string">
            <text:p>lundi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31/03/2013</text:p>
          </table:table-cell>
          <table:table-cell office:value-type="string" calcext:value-type="string">
            <text:p>extrême froid  / neige</text:p>
            <text:p/>
            <text:p>https://www.20minutes.fr/societe/1129275-20130401-20130401-record-froid-printemps-7-villes-nord</text:p>
          </table:table-cell>
          <table:table-cell/>
          <table:table-cell office:value-type="string" calcext:value-type="string">
            <text:p>dimanche de Pâques</text:p>
          </table:table-cell>
          <table:table-cell office:value-type="string" calcext:value-type="string">
            <text:p>Des problèmes outils toute la journée ont eu lieu en raison du changement d'heure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7">
          <table:table-cell table:style-name="ce1" office:value-type="date" office:date-value="2013-02-04" calcext:value-type="date">
            <text:p>02/04/13</text:p>
          </table:table-cell>
          <table:table-cell office:value-type="string" calcext:value-type="string">
            <text:p>Froid</text:p>
            <text:p/>
            <text:p><text:a xlink:href="https://www.20minutes.fr/societe/1129861-20130402-20130402-meteo-le-froid-va-durer-huit-prochains-jours" xlink:type="simple">https://www.20minutes.fr/societe/1129861-20130402-20130402-meteo-le-froid-va-durer-huit-prochains-jours</text:a></text:p>
          </table:table-cell>
          <table:table-cell/>
          <table:table-cell office:value-type="string" calcext:value-type="string">
            <text:p>lendemain de pâques </text:p>
          </table:table-cell>
          <table:table-cell office:value-type="string" calcext:value-type="string">
            <text:p>Envoi d'un mode dégradé sur le MA pour marge insuffisante à la hausse sur la pointe du matin. L'écart entre la prévision et la réalisation peut s'expliquer par :- une meilleure nébulosité que prévue- des écarts journaliers atypiques (dû au manque de références pour cette journée)</text:p>
          </table:table-cell>
          <table:table-cell office:value-type="string" calcext:value-type="string">
            <text:p>mard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8">
          <table:table-cell office:value-type="string" calcext:value-type="string">
            <text:p>20/04/2013</text:p>
          </table:table-cell>
          <table:table-cell office:value-type="string" calcext:value-type="string">
            <text:p>extrême froid (https://www.20minutes.fr/societe/1129861-20130402-20130402-meteo-le-froid-va-durer-huit-prochains-jours). ON voit un creux pendant la nuit</text:p>
          </table:table-cell>
          <table:table-cell table:number-columns-repeated="2"/>
          <table:table-cell office:value-type="string" calcext:value-type="string">
            <text:p>L' écart est dû à un delta de température défavorable jusqu'au creux d'aprés midi et favorable à partir de 17h.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/04/201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L'écart entre la prévision et la réalisation est dû à des écarts journaliers atypiques</text:p>
          </table:table-cell>
          <table:table-cell office:value-type="string" calcext:value-type="string">
            <text:p>sam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30/04/2013</text:p>
          </table:table-cell>
          <table:table-cell office:value-type="string" calcext:value-type="string">
            <text:p>Pont ? </text:p>
          </table:table-cell>
          <table:table-cell/>
          <table:table-cell office:value-type="string" calcext:value-type="string">
            <text:p>veille du 1er mai </text:p>
          </table:table-cell>
          <table:table-cell office:value-type="string" calcext:value-type="string">
            <text:p>La comparaison entre la demande (consommation + échanges) vue par RTE et la somme des programmes d'appel fournis par lesproducteurs conduit à un bouclage globalement négatif.</text:p>
          </table:table-cell>
          <table:table-cell office:value-type="string" calcext:value-type="string">
            <text:p>mar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19/06/2013</text:p>
          </table:table-cell>
          <table:table-cell office:value-type="string" calcext:value-type="string">
            <text:p>Alerte pluie</text:p>
            <text:p/>
            <text:p>https://www.20minutes.fr/societe/1176891-20130619-20130619-pyrenees-alerte-rouge-levee-crues</text:p>
          </table:table-cell>
          <table:table-cell table:number-columns-repeated="2"/>
          <table:table-cell office:value-type="string" calcext:value-type="string">
            <text:p>Nombreux déclenchements suite à l'activité orageuse de la journée- Plusieurs incidents suite avaries sur combinés de mesures EJ33.</text:p>
          </table:table-cell>
          <table:table-cell office:value-type="string" calcext:value-type="string">
            <text:p>merc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7/10/2013</text:p>
          </table:table-cell>
          <table:table-cell office:value-type="string" calcext:value-type="string">
            <text:p>Tempête https://www.20minutes.fr/planete/1242487-20131028-20131028-tempete-61000-foyers-prives-electricite-bretagne-normandie</text:p>
          </table:table-cell>
          <table:table-cell office:value-type="string" calcext:value-type="string">
            <text:p>tempête christian</text:p>
          </table:table-cell>
          <table:table-cell/>
          <table:table-cell table:style-name="ce2" office:value-type="string" calcext:value-type="string">
            <text:p>RAS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28/10/2013</text:p>
          </table:table-cell>
          <table:table-cell office:value-type="string" calcext:value-type="string">
            <text:p>suite de la tempête ? </text:p>
          </table:table-cell>
          <table:table-cell office:value-type="string" calcext:value-type="string">
            <text:p>tempête christian</text:p>
          </table:table-cell>
          <table:table-cell/>
          <table:table-cell table:style-name="ce2" office:value-type="string" calcext:value-type="string">
            <text:p>RAS </text:p>
          </table:table-cell>
          <table:table-cell office:value-type="string" calcext:value-type="string">
            <text:p>lund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24/12/2013</text:p>
          </table:table-cell>
          <table:table-cell office:value-type="string" calcext:value-type="string">
            <text:p>Tempête (vent fort)</text:p>
            <text:p/>
            <text:p> https://www.20minutes.fr/societe/1266919-20131224-20131224-direct-tempete-dirk-240000-foyers-electricite-morlaix-envahie-eaux</text:p>
          </table:table-cell>
          <table:table-cell office:value-type="string" calcext:value-type="string">
            <text:p>tempête dirk</text:p>
          </table:table-cell>
          <table:table-cell office:value-type="string" calcext:value-type="string">
            <text:p>veille de noel ? </text:p>
          </table:table-cell>
          <table:table-cell office:value-type="string" calcext:value-type="string">
            <text:p>L'écart entre la prévision et la réalisation est en partie dûe à une nébulosité plus défavorable que prévue (à 14h :+1.9 oct.) et à la tempête traversant l'ensemble du territoire.</text:p>
          </table:table-cell>
          <table:table-cell office:value-type="string" calcext:value-type="string">
            <text:p>mard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29/12/2013</text:p>
          </table:table-cell>
          <table:table-cell table:number-columns-repeated="3"/>
          <table:table-cell office:value-type="string" calcext:value-type="string">
            <text:p>L'écart entre la prévision et la réalisation est dû à des écartset une forme de consommation atypiques ainsi qu' àune très forte variation de la nébulosité sur certaines régions n'ayant pas impacté la nébulosité globale France.</text:p>
          </table:table-cell>
          <table:table-cell office:value-type="string" calcext:value-type="string">
            <text:p>diman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1">
          <table:table-cell table:style-name="ce1" office:value-type="date" office:date-value="2014-01-01" calcext:value-type="date">
            <text:p>01/01/14</text:p>
          </table:table-cell>
          <table:table-cell table:number-columns-repeated="2"/>
          <table:table-cell office:value-type="string" calcext:value-type="string">
            <text:p>1er janvier</text:p>
          </table:table-cell>
          <table:table-cell table:style-name="ce2" office:value-type="string" calcext:value-type="string">
            <text:p>RAS</text:p>
          </table:table-cell>
          <table:table-cell office:value-type="string" calcext:value-type="string">
            <text:p>mar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7/01/2014</text:p>
          </table:table-cell>
          <table:table-cell table:number-columns-repeated="3"/>
          <table:table-cell office:value-type="string" calcext:value-type="string">
            <text:p>Coupure de 220 MW en Bretagne (MIN CE Nantes).</text:p>
          </table:table-cell>
          <table:table-cell office:value-type="string" calcext:value-type="string">
            <text:p>lund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14/02/2014</text:p>
          </table:table-cell>
          <table:table-cell office:value-type="string" calcext:value-type="string">
            <text:p>Tempête Ulla </text:p>
            <text:p/>
            <text:p><text:a xlink:href="http://www.leparisien.fr/environnement/intemperies-la-bretagne-en-vigilance-orange-vent-et-vagues-submersion-14-02-2014-3590073.php" xlink:type="simple">http://www.leparisien.fr/environnement/intemperies-la-bretagne-en-vigilance-orange-vent-et-vagues-submersion-14-02-2014-3590073.php</text:a></text:p>
          </table:table-cell>
          <table:table-cell office:value-type="string" calcext:value-type="string">
            <text:p>tempête ulla</text:p>
          </table:table-cell>
          <table:table-cell/>
          <table:table-cell office:value-type="string" calcext:value-type="string">
            <text:p>Dans l'après-midi, une nébulosité défavorable de l'ordrede 0,8 octas par rapport aux données J-1.</text:p>
          </table:table-cell>
          <table:table-cell office:value-type="string" calcext:value-type="string">
            <text:p>vend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 table:style-name="ce1" office:value-type="date" office:date-value="2014-09-03" calcext:value-type="date">
            <text:p>09/03/14</text:p>
          </table:table-cell>
          <table:table-cell office:value-type="string" calcext:value-type="string">
            <text:p>Extrême chaud (https://www.20minutes.fr/planete/1318970-20140310-20140310-meteo-records-chaleur-battus-dimanche-dont-celui-1880-a-paris)</text:p>
          </table:table-cell>
          <table:table-cell table:number-columns-repeated="2"/>
          <table:table-cell office:value-type="string" calcext:value-type="string">
            <text:p>L'écart entre la prévision et la réalisation s'explique par une surestimation de l'effet "beau temps" : la courbe deconsommation n'a pas autant baissé que dans les hypothèses de calcul</text:p>
          </table:table-cell>
          <table:table-cell office:value-type="string" calcext:value-type="string">
            <text:p>dimanch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16/08/2014</text:p>
          </table:table-cell>
          <table:table-cell table:number-columns-repeated="3"/>
          <table:table-cell table:style-name="ce2" office:value-type="string" calcext:value-type="string">
            <text:p>RAS</text:p>
          </table:table-cell>
          <table:table-cell office:value-type="string" calcext:value-type="string">
            <text:p>same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4">
          <table:table-cell table:style-name="ce1" office:value-type="date" office:date-value="2014-03-11" calcext:value-type="date">
            <text:p>03/11/14</text:p>
          </table:table-cell>
          <table:table-cell office:value-type="string" calcext:value-type="string">
            <text:p>Intempéries</text:p>
            <text:p/>
            <text:p><text:a xlink:href="https://www.20minutes.fr/societe/1473115-20141103-intemperies-ardeche-isere-drome-placees-vigilance-orange" xlink:type="simple">https://www.20minutes.fr/societe/1473115-20141103-intemperies-ardeche-isere-drome-placees-vigilance-orange</text:a></text:p>
          </table:table-cell>
          <table:table-cell office:value-type="string" calcext:value-type="string">
            <text:p>Episode pluvio-orageux intense</text:p>
          </table:table-cell>
          <table:table-cell table:style-name="Default"/>
          <table:table-cell office:value-type="string" calcext:value-type="string">
            <text:p>MIN RTE CE Nantes : à 21h52, déclenchement définitif de la liaison 225 kV Guersac- St Nazaire.Mise hors tension du transformateur ERDF 225/HTA de Saint Nazaire (en antenne structurelle sur la liaison)entrainant la coupure de 32 MW.Le câble de phase 8 repose sur une ligne ERDF 20 kV et est au sol sur une route à proximité d'habitation.Les pompiers et les gendarmes ont établi un périmètre de sécurité.Consignation de la liaison 225 kV Guersac - Saint Nazaire et réparation programmée le 19/08.La clientèle est réalimentée progressivement, reprise totale à 1h58.</text:p>
          </table:table-cell>
          <table:table-cell office:value-type="string" calcext:value-type="string">
            <text:p>lund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8">
          <table:table-cell table:style-name="ce1" office:value-type="date" office:date-value="2014-01-12" calcext:value-type="date">
            <text:p>01/12/14</text:p>
          </table:table-cell>
          <table:table-cell office:value-type="string" calcext:value-type="string">
            <text:p>Lendemain d'une catastrophe naturelle ? (https://www.lemonde.fr/planete/article/2014/11/30/alerte-rouge-aux-intemperies-dans-le-roussillon_4531647_3244.html?xtmc=pluie&amp;xtcr=4)</text:p>
          </table:table-cell>
          <table:table-cell office:value-type="string" calcext:value-type="string">
            <text:p>Episode mediterranéen</text:p>
          </table:table-cell>
          <table:table-cell/>
          <table:table-cell office:value-type="string" calcext:value-type="string">
            <text:p>Convergence: de 10h30 à 14h00, perte de la totalité du site de Franklin. Puis impossibilité d'envoyer les</text:p>
          </table:table-cell>
          <table:table-cell office:value-type="string" calcext:value-type="string">
            <text:p>lundi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écart sur la pointe du soir </text:p>
          </table:table-cell>
          <table:table-cell office:value-type="string" calcext:value-type="string">
            <text:p>vend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17/12/2014</text:p>
          </table:table-cell>
          <table:table-cell table:style-name="Default" office:value-type="string" calcext:value-type="string">
            <text:p>??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Le mercredi 17 décembre une menace de grève dans la production a été évoquée par EDF puis finalement</text:span></text:p>
            <text:p><text:span text:style-name="T1">levée en fin de journée. Seul le site de Paluel a finalement été gréviste avec des baisses de production des</text:span></text:p>
            <text:p><text:span text:style-name="T1">groupes de Paluel 2 &amp; 4. Durant le Quart de nuit, les tranches ont été exploitées au minimum technique (soit</text:span></text:p>
            <text:p><text:span text:style-name="T1">une perte de 1000 MW par tranche).</text:span></text:p>
          </table:table-cell>
          <table:table-cell table:style-name="Default" office:value-type="string" calcext:value-type="string">
            <text:p>mercre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24/12/2014</text:p>
          </table:table-cell>
          <table:table-cell table:style-name="Default" office:value-type="string" calcext:value-type="string">
            <text:p>??</text:p>
          </table:table-cell>
          <table:table-cell office:value-type="string" calcext:value-type="string">
            <text:p>Episode froid et neigeux (début)</text:p>
          </table:table-cell>
          <table:table-cell table:style-name="Default"/>
          <table:table-cell office:value-type="string" calcext:value-type="string">
            <text:p>Les écarts entre la prévision et la réalisation sont dus à la difficulté de prévoir la journée particulière du 24/12.</text:p>
          </table:table-cell>
          <table:table-cell table:style-name="Default" office:value-type="string" calcext:value-type="string">
            <text:p>merc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8/12/2014</text:p>
          </table:table-cell>
          <table:table-cell office:value-type="string" calcext:value-type="string">
            <text:p>fort pic de conso la nuit car vague de froid en France (https://www.20minutes.fr/societe/1507275-20141229-froid-plusieurs-villes-augmentent-capacites-hebergement-domicile-fixe)</text:p>
          </table:table-cell>
          <table:table-cell office:value-type="string" calcext:value-type="string">
            <text:p>Episode froid et neigeux </text:p>
          </table:table-cell>
          <table:table-cell/>
          <table:table-cell office:value-type="string" calcext:value-type="string">
            <text:p>L'écart entre la prévision et la réalisation s'explique par des conditions météo plus favorables que prévues :+0.6° et une meilleure nébulosité de 0.5 oct.</text:p>
          </table:table-cell>
          <table:table-cell office:value-type="string" calcext:value-type="string">
            <text:p>dimanch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table:style-name="ce1" office:value-type="date" office:date-value="2015-04-01" calcext:value-type="date">
            <text:p>04/01/15</text:p>
          </table:table-cell>
          <table:table-cell office:value-type="string" calcext:value-type="string">
            <text:p>? </text:p>
          </table:table-cell>
          <table:table-cell table:number-columns-repeated="2"/>
          <table:table-cell office:value-type="string" calcext:value-type="string">
            <text:p>L'écart entre la prévision et la réalisation pourrait être lié au fort vent qui a soufflé dans le Nord de la Franceentrainant l'abaissant des températures ressenties (non pris en compte dans le modèle de prévision)</text:p>
          </table:table-cell>
          <table:table-cell office:value-type="string" calcext:value-type="string">
            <text:p>dimanche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29/03/2015</text:p>
          </table:table-cell>
          <table:table-cell office:value-type="string" calcext:value-type="string">
            <text:p>élections départementales </text:p>
          </table:table-cell>
          <table:table-cell office:value-type="string" calcext:value-type="string">
            <text:p>précipitations orographiques abondates </text:p>
          </table:table-cell>
          <table:table-cell/>
          <table:table-cell office:value-type="string" calcext:value-type="string">
            <text:p>Passage à l'heure d'été + De 16h à 20h, on note une consommation supérieure de 1500 MW entre la prévision et la réalisation. Cet écart est généré par une nébulosité supérieure de 1 octa en moyenne et cette journée de changement d'heure.</text:p>
          </table:table-cell>
          <table:table-cell office:value-type="string" calcext:value-type="string">
            <text:p>diman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5/08/2015</text:p>
          </table:table-cell>
          <table:table-cell office:value-type="string" calcext:value-type="string">
            <text:p>samedi rouge sur les routes</text:p>
            <text:p> <text:a xlink:href="https://www.20minutes.fr/france/1695566-20150815-circulation-dense-moins-problemes-an-dernier-routes" xlink:type="simple">https://www.20minutes.fr/france/1695566-20150815-circulation-dense-moins-problemes-an-dernier-routes</text:a></text:p>
          </table:table-cell>
          <table:table-cell table:number-columns-repeated="2"/>
          <table:table-cell office:value-type="string" calcext:value-type="string">
            <text:p>L'écart entre la réalisation et la prévision de consommation est du à une difficulté dans le choix des référencespour la journée du 15 août.Méfiance sur les valeurs de consommation et de demande réalisées car les bilans éolien et photovoltaïque HTAétaient masqués à la pointe suite à un plantage de l'application IPES.</text:p>
          </table:table-cell>
          <table:table-cell office:value-type="string" calcext:value-type="string">
            <text:p>same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8">
          <table:table-cell office:value-type="string" calcext:value-type="string">
            <text:p>21/11/2015</text:p>
          </table:table-cell>
          <table:table-cell office:value-type="string" calcext:value-type="string">
            <text:p>chute de 10° entre vendredi et samedi et T° inférieure aux normales de saison</text:p>
            <text:p/>
            <text:p>http://www.meteofrance.fr/actualites/30858898-arrivee-du-froid-apres-une-periode-exceptionnellement-douce</text:p>
          </table:table-cell>
          <table:table-cell table:number-columns-repeated="2"/>
          <table:table-cell office:value-type="string" calcext:value-type="string">
            <text:p>L'écart entre la prévision et la réalisation s'explique par une activité moins forte que prévue.</text:p>
          </table:table-cell>
          <table:table-cell office:value-type="string" calcext:value-type="string">
            <text:p>samedi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24/12/2015</text:p>
          </table:table-cell>
          <table:table-cell office:value-type="string" calcext:value-type="string">
            <text:p>Temps très doux</text:p>
            <text:p/>
            <text:p>http://www.meteofrance.fr/actualites/32160770-une-fin-decembre-encore-douce</text:p>
          </table:table-cell>
          <table:table-cell table:number-columns-repeated="2"/>
          <table:table-cell office:value-type="string" calcext:value-type="string">
            <text:p>La prévision a globalement été conforme à la réalisation.</text:p>
          </table:table-cell>
          <table:table-cell office:value-type="string" calcext:value-type="string">
            <text:p>jeu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5/12/2015</text:p>
          </table:table-cell>
          <table:table-cell office:value-type="string" calcext:value-type="string">
            <text:p>Temps très doux</text:p>
            <text:p/>
            <text:p>http://www.meteofrance.fr/actualites/32160770-une-fin-decembre-encore-douce</text:p>
          </table:table-cell>
          <table:table-cell table:number-columns-repeated="2"/>
          <table:table-cell office:value-type="string" calcext:value-type="string">
            <text:p>De nombreuses liaisons 400kV ont été mises hors tension pour la gestion des tensions hautes dues aufaible niveau de consommation. Prévision globalement à la réalisation, malgré très peu d e références calendaires</text:p>
          </table:table-cell>
          <table:table-cell office:value-type="string" calcext:value-type="string">
            <text:p>vend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2">
          <table:table-cell table:style-name="ce1" office:value-type="date" office:date-value="2016-02-03" calcext:value-type="date">
            <text:p>02/03/16</text:p>
          </table:table-cell>
          <table:table-cell table:number-columns-repeated="3"/>
          <table:table-cell office:value-type="string" calcext:value-type="string">
            <text:p>es écarts enregistrés entre prévision et réalisation s'expliquent par le perte d'un degré supplémentaire au creuxde nuit, et par l'épisode de giboulées neigeuses survenues au cours de l'après-midi.</text:p>
          </table:table-cell>
          <table:table-cell office:value-type="string" calcext:value-type="string">
            <text:p>mercr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8">
          <table:table-cell table:style-name="ce1" office:value-type="string" calcext:value-type="string">
            <text:p>21/11/2016</text:p>
          </table:table-cell>
          <table:table-cell office:value-type="string" calcext:value-type="string">
            <text:p>sud est touché par des pluies intenses </text:p>
            <text:p/>
            <text:p><text:a xlink:href="http://www.meteofrance.fr/actualites/43067373-episode-pluvieux-en-cours-dans-le-midi" xlink:type="simple">http://www.meteofrance.fr/actualites/43067373-episode-pluvieux-en-cours-dans-le-midi</text:a></text:p>
          </table:table-cell>
          <table:table-cell office:value-type="string" calcext:value-type="string">
            <text:p>Episode durable vents forts et forte pluie</text:p>
          </table:table-cell>
          <table:table-cell/>
          <table:table-cell office:value-type="string" calcext:value-type="string">
            <text:p>Nombre de points figés à analyser important suite à de nombreux écarts hors norme dans la zoneLaufenbourg 225kV (Travaux Swissgrid).</text:p>
            <text:p/>
            <text:p><text:a xlink:href="http://collab.rte-france.com/sites/Communaute-Exploitation/SNEetREX/IntranetRAPJ/2016/20161122.pdf" xlink:type="simple">http://collab.rte-france.com/sites/Communaute-Exploitation/SNEetREX/IntranetRAPJ/2016/20161122.pdf</text:a></text:p>
          </table:table-cell>
          <table:table-cell office:value-type="string" calcext:value-type="string">
            <text:p>lundi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9">
          <table:table-cell table:style-name="ce1" office:value-type="string" calcext:value-type="string">
            <text:p>28/11/2016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HVDC : Demande de mise hors tension du link 2 par REE en raison d'un problème sur un aéroréfrigérant à 18h45. Remise en service du link à 22h35. Countertrading mis en place de 21h à 23h pour limiter l'export à 2600 MW (au lieu de 3350 et 3200 MW). </text:p>
            <text:p/>
            <text:p>L'écart en amplitude et en forme s'explique par une différence importante entre les données météo J-1 et J.A 14h, l'écart était de +1 °C en moyenne France et la nébulosité de - 3 octas.</text:p>
          </table:table-cell>
          <table:table-cell office:value-type="string" calcext:value-type="string">
            <text:p>lun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1/12/2016</text:p>
          </table:table-cell>
          <table:table-cell office:value-type="string" calcext:value-type="string">
            <text:p>http://www.meteofrance.fr/actualites/44341241-quel-temps-pour-la-nuit-du-nouvel-an</text:p>
          </table:table-cell>
          <table:table-cell table:number-columns-repeated="2"/>
          <table:table-cell table:style-name="ce2"/>
          <table:table-cell office:value-type="string" calcext:value-type="string">
            <text:p>samed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table:style-name="ce1" office:value-type="date" office:date-value="2017-02-01" calcext:value-type="date">
            <text:p>02/01/17</text:p>
          </table:table-cell>
          <table:table-cell office:value-type="string" calcext:value-type="string">
            <text:p>froid </text:p>
          </table:table-cell>
          <table:table-cell table:number-columns-repeated="2"/>
          <table:table-cell office:value-type="string" calcext:value-type="string">
            <text:p>Situation climatique difficile (givre) sur plusieurs régions ayant provoqué de nombreux déclenchements etavaries sur les CE Lille, Nancy, Nantes et Saint Quentin : des MIN ont été rédigés et tenus à jour de samedià lundi</text:p>
          </table:table-cell>
          <table:table-cell office:value-type="string" calcext:value-type="string">
            <text:p>lundi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20">
          <table:table-cell table:style-name="ce1" office:value-type="string" calcext:value-type="string">
            <text:p>17/01/2017</text:p>
          </table:table-cell>
          <table:table-cell office:value-type="string" calcext:value-type="string">
            <text:p>Vague de froid </text:p>
            <text:p/>
            <text:p/>
            <text:p>https://www.lexpress.fr/actualite/societe/meteo/vague-de-froid-que-signifie-la-notion-de-temperature-ressentie_1869890.html</text:p>
            <text:p/>
            <text:p>https://lexpansion.lexpress.fr/actualite-economique/electricite-des-mesures-exceptionnelles-possibles-des-mardi-a-cause-du-froid_1868944.html</text:p>
          </table:table-cell>
          <table:table-cell office:value-type="string" calcext:value-type="string">
            <text:p>coup de vent puis épisode hivernal sévère</text:p>
          </table:table-cell>
          <table:table-cell/>
          <table:table-cell office:value-type="string" calcext:value-type="string">
            <text:p>Les écarts enregistrés entre prévision et réalisation s'expliquent par un important décalage entre les prévisionsmétéorologiques d'hier et les conditions climatiques réalisées aujourd'hui : perte de 1,5 à 2,3 °C par rapport auxprévisions de la veille (max de -2,4 °C enregistré à 16h00), et gain de près de 4 octas. A cela s'ajoute le gelenregistré dans la nuit, venant baisser les températures ressentie</text:p>
          </table:table-cell>
          <table:table-cell office:value-type="string" calcext:value-type="string">
            <text:p>mardi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27/01/2017</text:p>
          </table:table-cell>
          <table:table-cell office:value-type="string" calcext:value-type="string">
            <text:p>Intempéries https://www.europe1.fr/economie/comment-rte-a-evite-la-coupure-delectricite-geante-2961932 ou https://www.francetvinfo.fr/meteo/inondations/intemperies-l-aude-et-l-herault-severement-touches_2040487.html</text:p>
          </table:table-cell>
          <table:table-cell office:value-type="string" calcext:value-type="string">
            <text:p>coup de vent puis épisode hivernal sévère</text:p>
          </table:table-cell>
          <table:table-cell/>
          <table:table-cell office:value-type="string" calcext:value-type="string">
            <text:p>Les écarts constatés entre prévision et réalisation s'expliquent par une nébulosité réalisée plus forte que celleannoncée en J-1 (gain de 2 octas en milieu de journée), allant de paire avec un problème de forme (courbe deconsommation plus aplatie à cause d'une nébulosité forte).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1" table:number-rows-repeated="6">
          <table:table-cell/>
          <table:table-cell table:style-name="Default" table:number-columns-repeated="5"/>
          <table:table-cell table:number-columns-repeated="5"/>
        </table:table-row>
        <table:table-row table:style-name="ro11">
          <table:table-cell table:style-name="ce1" office:value-type="string" calcext:value-type="string">
            <text:p>Récap des événements météos de 2013 : https://www.lepoint.fr/societe/la-duree-des-coupures-d-electricite-en-hausse-de-31-en-2013-27-01-2014-1785009_23.php</text:p>
          </table:table-cell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38:18.84094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9:27:37.715107473</meta:creation-date>
    <dc:date>2019-02-11T17:52:58.144988788</dc:date>
    <meta:editing-duration>PT1H31M48S</meta:editing-duration>
    <meta:editing-cycles>3</meta:editing-cycles>
    <meta:generator>LibreOffice/5.2.7.2$Linux_X86_64 LibreOffice_project/20$Build-2</meta:generator>
    <meta:document-statistic meta:table-count="1" meta:cell-count="233" meta:object-count="0"/>
  </office:meta>
</office:document-meta>
</file>